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Hilfe Seite erstellen</text:p>
          </table:table-cell>
          <table:table-cell table:style-name="ce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Liste freigeben. Beim Freigeben alle Artikel löschen und Korbfarbe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 User Indexseite anzeigen wieviel bzw. welche Listen registriert sind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10T18:38:11</dc:date>
    <dc:creator>Pierre Sugar</dc:creator>
    <meta:editing-duration>P14DT21H56M39S</meta:editing-duration>
    <meta:editing-cycles>44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99" meta:object-count="0"/>
  </office:meta>
</office:document-meta>
</file>